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69" style:family="table-column">
      <style:table-column-properties fo:break-before="auto" style:column-width="214.04pt"/>
    </style:style>
    <style:style style:name="co70" style:family="table-column">
      <style:table-column-properties fo:break-before="auto" style:column-width="197.6pt"/>
    </style:style>
    <style:style style:name="co71" style:family="table-column">
      <style:table-column-properties fo:break-before="auto" style:column-width="209.96pt"/>
    </style:style>
    <style:style style:name="co72" style:family="table-column">
      <style:table-column-properties fo:break-before="auto" style:column-width="176pt"/>
    </style:style>
    <style:style style:name="co73" style:family="table-column">
      <style:table-column-properties fo:break-before="auto" style:column-width="177pt"/>
    </style:style>
    <style:style style:name="co74" style:family="table-column">
      <style:table-column-properties fo:break-before="auto" style:column-width="223.34pt"/>
    </style:style>
    <style:style style:name="co75" style:family="table-column">
      <style:table-column-properties fo:break-before="auto" style:column-width="173.96pt"/>
    </style:style>
    <style:style style:name="co76" style:family="table-column">
      <style:table-column-properties fo:break-before="auto" style:column-width="27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TTACK_TARGET" table:style-name="ta1">
        <office:forms form:automatic-focus="false" form:apply-design-mode="false"/>
        <table:table-column table:style-name="co67" table:default-cell-style-name="ce64"/>
        <table:table-column table:style-name="co69" table:default-cell-style-name="ce64"/>
        <table:table-column table:style-name="co70" table:default-cell-style-name="ce64"/>
        <table:table-column table:style-name="co71" table:default-cell-style-name="ce64"/>
        <table:table-column table:style-name="co72" table:number-columns-repeated="2" table:default-cell-style-name="ce64"/>
        <table:table-column table:style-name="co71" table:default-cell-style-name="ce64"/>
        <table:table-column table:style-name="co73" table:default-cell-style-name="ce96"/>
        <table:table-column table:style-name="co74" table:default-cell-style-name="ce96"/>
        <table:table-column table:style-name="co75" table:default-cell-style-name="ce96"/>
        <table:table-column table:style-name="co76" table:default-cell-style-name="ce96"/>
        <table:table-column table:style-name="co10" table:number-columns-repeated="999" table:default-cell-style-name="ce96"/>
        <table:table-row table:style-name="ro1">
          <table:table-cell table:style-name="ce91" office:value-type="string" calcext:value-type="string">
            <text:p>Algorithm</text:p>
          </table:table-cell>
          <table:table-cell table:style-name="ce84" office:value-type="string" calcext:value-type="string">
            <text:p>BOT_MODE_ROAM</text:p>
          </table:table-cell>
          <table:table-cell table:style-name="ce84" office:value-type="string" calcext:value-type="string">
            <text:p>BOT_MODE_TEAM_ROAM</text:p>
          </table:table-cell>
          <table:table-cell table:style-name="ce84" office:value-type="string" calcext:value-type="string">
            <text:p>BOT_MODE_PUSH_TOWER</text:p>
          </table:table-cell>
          <table:table-cell table:style-name="ce97" office:value-type="string" calcext:value-type="string">
            <text:p>BOT_MODE_ATTACK</text:p>
          </table:table-cell>
          <table:table-cell table:style-name="ce65" office:value-type="string" calcext:value-type="string">
            <text:p>BOT_MODE_LANING</text:p>
          </table:table-cell>
          <table:table-cell table:style-name="ce65" office:value-type="string" calcext:value-type="string">
            <text:p>BOT_MODE_ROSHAN </text:p>
          </table:table-cell>
          <table:table-cell table:style-name="ce84" office:value-type="string" calcext:value-type="string">
            <text:p>BOT_MODE_FARM</text:p>
          </table:table-cell>
          <table:table-cell table:style-name="ce84" office:value-type="string" calcext:value-type="string">
            <text:p>BOT_MODE_DEFEND_TOWER</text:p>
          </table:table-cell>
          <table:table-cell table:style-name="ce84" office:value-type="string" calcext:value-type="string">
            <text:p>BOT_MODE_RETREAT</text:p>
          </table:table-cell>
          <table:table-cell table:style-name="ce84" office:value-type="string" calcext:value-type="string">
            <text:p>BOT_MODE_DEFEND_ALLY</text:p>
          </table:table-cell>
          <table:table-cell table:style-name="ce77"/>
          <table:table-cell table:style-name="ce95" table:number-columns-repeated="998"/>
        </table:table-row>
        <table:table-row table:style-name="ro1">
          <table:table-cell table:style-name="ce56" office:value-type="string" calcext:value-type="string">
            <text:p>max_kills_enemy_hero</text:p>
          </table:table-cell>
          <table:table-cell table:number-columns-repeated="4" table:style-name="ce71" office:value-type="float" office:value="90" calcext:value-type="float">
            <text:p>9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ax_estimated_damage_enemy_hero</text:p>
          </table:table-cell>
          <table:table-cell table:number-columns-repeated="4" table:style-name="ce71" office:value-type="float" office:value="80" calcext:value-type="float">
            <text:p>8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ax_hp_creep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90" calcext:value-type="float">
            <text:p>9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last_hit_hp_creep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0" calcext:value-type="float">
            <text:p>60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0" calcext:value-type="float">
            <text:p>5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in_hp_enemy_building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70" calcext:value-type="float">
            <text:p>70</text:p>
          </table:table-cell>
          <table:table-cell table:number-columns-repeated="6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style-name="ce56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38">
          <table:table-cell table:style-name="ce55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64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21:49:56.708536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4T21:50:42.414049541</dc:date>
    <meta:editing-duration>P1DT6H51M36S</meta:editing-duration>
    <meta:editing-cycles>1356</meta:editing-cycles>
    <meta:document-statistic meta:table-count="9" meta:cell-count="2155" meta:object-count="0"/>
  </office:meta>
</office:document-meta>
</file>